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adornments="Standard" style:font-family-generic="roman" style:font-pitch="variable"/>
    <style:font-face style:name="Cambria1" svg:font-family="Cambria" style:font-family-generic="roman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1" style:font-name-complex="Cambria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1" style:font-name-asian="Cambria1" style:font-name-complex="Cambria1"/>
    </style:style>
    <style:style style:name="T4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1" style:font-name-complex="Cambria1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1" style:font-name-complex="Cambria1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ranged,0,0,fac_dunland,[itm_gundabad_helm_a, itm_gundabad_helm_b, itm_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ranged,0,0,fac_dunland,[itm_gundabad_helm_a, itm_gundabad_helm_b, itm_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 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 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 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adornments="Standard" style:font-family-generic="roman" style:font-pitch="variable"/>
    <style:font-face style:name="Cambria1" svg:font-family="Cambria" style:font-family-generic="roman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17:31:20.34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3-12-26T17:45:30.618000000</dc:date>
    <meta:editing-cycles>598</meta:editing-cycles>
    <meta:editing-duration>P7DT4H34M39S</meta:editing-duration>
    <meta:document-statistic meta:table-count="2" meta:cell-count="7134" meta:object-count="0"/>
  </office:meta>
</office:document-meta>
</file>